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5000000F41929567D.png"/>
  <manifest:file-entry manifest:media-type="image/png" manifest:full-path="Pictures/100000000000015F000000BDF95A9943.png"/>
  <manifest:file-entry manifest:media-type="image/png" manifest:full-path="Pictures/10000000000001000000002C4B04CCB8.png"/>
  <manifest:file-entry manifest:media-type="image/png" manifest:full-path="Pictures/100000000000029F000000418ADBD218.png"/>
  <manifest:file-entry manifest:media-type="image/png" manifest:full-path="Pictures/10000000000002830000006D324B1833.png"/>
  <manifest:file-entry manifest:media-type="image/png" manifest:full-path="Pictures/1000000000000163000000EE6235A37F.png"/>
  <manifest:file-entry manifest:media-type="image/png" manifest:full-path="Pictures/100002010000010C0000010C78B27273.png"/>
  <manifest:file-entry manifest:media-type="image/png" manifest:full-path="Pictures/10000000000003350000016AA275B63A.png"/>
  <manifest:file-entry manifest:media-type="image/png" manifest:full-path="Pictures/10000000000001630000015374213EDE.png"/>
  <manifest:file-entry manifest:media-type="image/jpeg" manifest:full-path="Pictures/10000000000002580000018EE03BD5DB.jpg"/>
  <manifest:file-entry manifest:media-type="image/png" manifest:full-path="Pictures/100002010000014000000140C5D4302E.png"/>
  <manifest:file-entry manifest:media-type="image/png" manifest:full-path="Pictures/1000000000000226000001A07DD14A5F.png"/>
  <manifest:file-entry manifest:media-type="image/png" manifest:full-path="Pictures/100000000000030300000172E998547E.png"/>
  <manifest:file-entry manifest:media-type="image/png" manifest:full-path="Pictures/10000000000001600000016012765629.png"/>
  <manifest:file-entry manifest:media-type="image/png" manifest:full-path="Pictures/10000000000002E40000010F4178C4AC.png"/>
  <manifest:file-entry manifest:media-type="image/png" manifest:full-path="Pictures/1000000000000288000000878ADACB45.png"/>
  <manifest:file-entry manifest:media-type="image/png" manifest:full-path="Pictures/10000000000001A5000000F45B6DA685.png"/>
  <manifest:file-entry manifest:media-type="image/png" manifest:full-path="Pictures/100000000000019F000000D98E068D82.png"/>
  <manifest:file-entry manifest:media-type="image/png" manifest:full-path="Pictures/10000000000001B50000001D09D8979C.png"/>
  <manifest:file-entry manifest:media-type="image/png" manifest:full-path="Pictures/1000000000000171000000E23ADBCF74.png"/>
  <manifest:file-entry manifest:media-type="image/png" manifest:full-path="Pictures/100002010000016200000162AEF07747.png"/>
  <manifest:file-entry manifest:media-type="image/png" manifest:full-path="Pictures/1000000000000228000001335BBFFA15.png"/>
  <manifest:file-entry manifest:media-type="image/png" manifest:full-path="Pictures/100000000000014C000000D96B2F5CCC.png"/>
  <manifest:file-entry manifest:media-type="image/jpeg" manifest:full-path="Pictures/10000000000005DC000003E8F9E93AD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title">
      <style:graphic-properties draw:textarea-horizontal-align="left" draw:auto-grow-height="true" draw:auto-grow-width="true" fo:min-height="3.473cm" fo:min-width="21.91cm"/>
    </style:style>
    <style:style style:name="gr2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6" style:family="graphic" style:parent-style-name="standard">
      <style:graphic-properties draw:fill-color="#3f51b5" draw:textarea-horizontal-align="center" draw:textarea-vertical-align="middle"/>
    </style:style>
    <style:style style:name="gr7" style:family="graphic" style:parent-style-name="standard">
      <style:graphic-properties draw:fill-color="#ff4a64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havaroche-notes">
      <style:graphic-properties draw:fill-color="#ffffff" draw:auto-grow-height="true" fo:min-height="13.364cm"/>
    </style:style>
    <style:style style:name="pr2" style:family="presentation" style:parent-style-name="Chavaroche-title">
      <style:graphic-properties draw:auto-grow-height="true" fo:min-height="3.506cm"/>
    </style:style>
    <style:style style:name="pr3" style:family="presentation" style:parent-style-name="Chavaroche-outline1">
      <style:graphic-properties fo:min-height="13.859cm"/>
    </style:style>
    <style:style style:name="pr4" style:family="presentation" style:parent-style-name="Chavaroche-notes">
      <style:graphic-properties draw:fill-color="#ffffff" fo:min-height="13.364cm"/>
    </style:style>
    <style:style style:name="pr5" style:family="presentation" style:parent-style-name="Chavaroche-subtitle">
      <style:graphic-properties fo:min-height="13.859cm"/>
    </style:style>
    <style:style style:name="pr6" style:family="presentation" style:parent-style-name="Chavaroche-outline1">
      <style:graphic-properties draw:auto-grow-height="true" fo:min-height="13.859cm"/>
    </style:style>
    <style:style style:name="pr7" style:family="presentation" style:parent-style-name="Chavaroche-subtitle">
      <style:graphic-properties draw:auto-grow-height="true" fo:min-height="13.859cm"/>
    </style:style>
    <style:style style:name="pr8" style:family="presentation" style:parent-style-name="Chavaroche-title">
      <style:graphic-properties fo:min-height="3.506cm"/>
    </style:style>
    <style:style style:name="pr9" style:family="presentation" style:parent-style-name="Chavaroche-outline1">
      <style:graphic-properties fo:min-height="13.89cm"/>
    </style:style>
    <style:style style:name="pr10" style:family="presentation" style:parent-style-name="Chavaroche-outline1">
      <style:graphic-properties draw:auto-grow-height="true" fo:min-height="14.888cm"/>
    </style:style>
    <style:style style:name="pr11" style:family="presentation" style:parent-style-name="Chavaroche-subtitle">
      <style:graphic-properties draw:auto-grow-height="true" fo:min-height="13.927cm"/>
    </style:style>
    <style:style style:name="pr12" style:family="presentation" style:parent-style-name="Chavaroche-outline1">
      <style:graphic-properties fo:min-height="14.158cm"/>
    </style:style>
    <style:style style:name="pr13" style:family="presentation" style:parent-style-name="Chavaroche-subtitle">
      <style:graphic-properties draw:fill-color="#ffffff" fo:min-height="13.859cm"/>
    </style:style>
    <style:style style:name="pr14" style:family="presentation" style:parent-style-name="Chavaroche-subtitle">
      <style:graphic-properties fo:min-height="13.9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f51b5" fo:font-size="44pt"/>
    </style:style>
    <style:style style:name="P3" style:family="paragraph">
      <style:text-properties fo:font-size="28.1000003814697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32pt"/>
    </style:style>
    <style:style style:name="P6" style:family="paragraph">
      <style:text-properties fo:color="#ffffff" fo:font-size="22pt" style:font-size-asian="22pt" style:font-size-complex="22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color="#3f51b5" fo:font-size="44pt"/>
    </style:style>
    <style:style style:name="T2" style:family="text">
      <style:text-properties fo:color="#ff4a64" fo:font-size="24pt" style:font-size-asian="24pt" style:font-size-complex="24pt"/>
    </style:style>
    <style:style style:name="T3" style:family="text">
      <style:text-properties style:use-window-font-color="true"/>
    </style:style>
    <style:style style:name="T4" style:family="text">
      <style:text-properties fo:color="#ff4a64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color="#ff4a64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32pt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color="#ff4a64" fo:font-weight="bold" style:font-weight-asian="bold" style:font-weight-complex="bold"/>
    </style:style>
    <style:style style:name="T19" style:family="text">
      <style:text-properties fo:color="#ffffff" fo:font-size="22pt" style:font-size-asian="22pt" style:font-size-complex="22pt"/>
    </style:style>
    <style:style style:name="T20" style:family="text">
      <style:text-properties fo:color="#ffffff"/>
    </style:style>
    <style:style style:name="T21" style:family="text">
      <style:text-properties fo:color="#666666" style:text-line-through-style="solid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color="#ff4a64" fo:font-size="23pt" style:font-size-asian="23pt" style:font-size-complex="23pt"/>
    </style:style>
    <style:style style:name="T24" style:family="text">
      <style:text-properties style:use-window-font-color="true" fo:font-size="32pt" style:font-size-asian="32pt" style:font-size-complex="32pt"/>
    </style:style>
    <style:style style:name="T25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32pt" style:font-size-asian="32pt" style:font-size-complex="32pt"/>
    </style:style>
    <style:style style:name="T27" style:family="text">
      <style:text-properties fo:color="#ff4a64" fo:font-size="32pt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header-decl presentation:name="hdr1">Test</presentation:header-decl>
      <presentation:footer-decl presentation:name="ftr1">Pierre Chavaroche | info@chavaroche.de | +49 (0)160 97 56 16 87</presentation:footer-decl>
      <presentation:date-time-decl presentation:name="dtd1" presentation:source="current-date" style:data-style-name="D3"/>
      <draw:page draw:name="page1" draw:style-name="dp1" draw:master-page-name="Chavaroche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2.41cm" svg:height="3.723cm" svg:x="3cm" svg:y="6.5cm">
          <draw:text-box>
            <text:p text:style-name="P1"><text:span text:style-name="T1">Workshop für Angular, RxJS</text:span></text:p>
            <text:p text:style-name="P1"><text:span text:style-name="T1">und weitere dazugehörige Tools</text:span></text:p>
          </draw:text-box>
        </draw:frame>
        <draw:frame draw:style-name="gr2" draw:text-style-name="P1" draw:layer="layout" svg:width="7.083cm" svg:height="7.083cm" svg:x="2.7cm" svg:y="11.417cm">
          <draw:image xlink:href="Pictures/100002010000010C0000010C78B27273.png" xlink:type="simple" xlink:show="embed" xlink:actuate="onLoad">
            <text:p/>
          </draw:image>
        </draw:frame>
        <draw:frame draw:style-name="gr2" draw:text-style-name="P1" draw:layer="layout" svg:width="0.001cm" svg:height="0.001cm" svg:x="17.578cm" svg:y="15.666cm">
          <draw:image xlink:href="">
            <text:p/>
          </draw:image>
        </draw:frame>
        <draw:frame draw:style-name="gr2" draw:text-style-name="P1" draw:layer="layout" svg:width="0.001cm" svg:height="0.001cm" svg:x="17.604cm" svg:y="15.98cm">
          <draw:image xlink:href="">
            <text:p/>
          </draw:image>
        </draw:frame>
        <draw:frame draw:style-name="gr2" draw:text-style-name="P1" draw:layer="layout" svg:width="0.001cm" svg:height="0.001cm" svg:x="19.91cm" svg:y="16.033cm">
          <draw:image xlink:href="">
            <text:p/>
          </draw:image>
        </draw:frame>
        <draw:frame draw:style-name="gr2" draw:text-style-name="P1" draw:layer="layout" svg:width="0.001cm" svg:height="0.001cm" svg:x="13.465cm" svg:y="11.185cm">
          <draw:image xlink:href="">
            <text:p/>
          </draw:image>
        </draw:frame>
        <draw:frame draw:style-name="gr2" draw:text-style-name="P1" draw:layer="layout" svg:width="6cm" svg:height="6cm" svg:x="10.9cm" svg:y="12cm">
          <draw:image xlink:href="Pictures/100002010000014000000140C5D4302E.png" xlink:type="simple" xlink:show="embed" xlink:actuate="onLoad">
            <text:p/>
          </draw:image>
        </draw:frame>
        <draw:frame draw:style-name="gr2" draw:text-style-name="P1" draw:layer="layout" svg:width="5.717cm" svg:height="5.717cm" svg:x="19.1cm" svg:y="12.306cm">
          <draw:image xlink:href="Pictures/10000000000001600000016012765629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Ziel der Schulung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werb von fortgeschrittenen Kenntnissen in Angular und RxJS</text:p>
              </text:list-item>
              <text:list-item>
                <text:p>Vermeidung von „Pitfalls“</text:p>
              </text:list-item>
              <text:list-item>
                <text:p>Best Practice -Patterns aus der Praxis</text:p>
              </text:list-item>
              <text:list-item>
                <text:p>Richtungsvorgabe für das neue Produkt „luxData.small“ der sixData GmbH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ragen?</text:p>
          </draw:text-box>
        </draw:frame>
        <draw:frame presentation:style-name="pr5" draw:layer="layout" svg:width="25.199cm" svg:height="13.859cm" svg:x="1.4cm" svg:y="4.914cm" presentation:class="subtitle">
          <draw:text-box>
            <text:p>Bei Fragen...</text:p>
            <text:p>gerne fragen!</text:p>
            <text:p/>
            <text:p/>
            <text:p/>
            <text:p/>
            <text:p/>
            <text:p/>
            <text:p/>
            <text:p/>
          </draw:text-box>
        </draw:frame>
        <draw:frame draw:style-name="gr2" draw:text-style-name="P1" draw:layer="layout" svg:width="15.151cm" svg:height="10.05cm" svg:x="6.849cm" svg:y="8.65cm">
          <draw:image xlink:href="Pictures/10000000000002580000018EE03BD5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Über Pierre Chavaroche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nformatik studiert an der FH-Rosenheim.<text:line-break/></text:p>
              </text:list-item>
              <text:list-item>
                <text:p>Von 2009 bis 2017 bei der sixData als Webentwickler gearbeitet </text:p>
              </text:list-item>
            </text:list>
            <text:list text:style-name="L4">
              <text:list-item>
                <text:list>
                  <text:list-item>
                    <text:p>luxData.licht, stoerung24, luxData.web<text:line-break/></text:p>
                  </text:list-item>
                </text:list>
              </text:list-item>
            </text:list>
            <text:list text:style-name="L3">
              <text:list-item>
                <text:p>Selbständiger Webentwickler seit 2017 mit Schwerpunkt Angular, RxJS, Fireba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Folien herunterladen</text:p>
          </draw:text-box>
        </draw:frame>
        <draw:frame presentation:style-name="pr7" draw:text-style-name="P4" draw:layer="layout" svg:width="25.199cm" svg:height="13.859cm" svg:x="1.4cm" svg:y="4.914cm" presentation:class="subtitle" presentation:user-transformed="true">
          <draw:text-box>
            <text:list text:style-name="L2">
              <text:list-header>
                <text:p text:style-name="P4">Folien sind zu finden unter:<text:line-break/><text:span text:style-name="T2"><text:a xlink:href="https://github.com/PierreChavaroche/workshop-presentation">https://github.com/PierreChavaroche/workshop-presentation</text:a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Eckpunkt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Basiert auf TypeScript</text:p>
              </text:list-item>
              <text:list-item>
                <text:p>Open <text:span text:style-name="T3">Source</text:span></text:p>
              </text:list-item>
              <text:list-item>
                <text:p>Von Google geleitet</text:p>
              </text:list-item>
              <text:list-item>
                <text:p>Nachfolger von AngularJS (selbes Team)</text:p>
              </text:list-item>
              <text:list-item>
                <text:p>Wurde im September 2016 veröffentlich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Projekt-Erstellung</text:p>
          </draw:text-box>
        </draw:frame>
        <draw:frame presentation:style-name="pr9" draw:layer="layout" svg:width="25.199cm" svg:height="13.89cm" svg:x="1.4cm" svg:y="4.914cm" presentation:class="outline" presentation:user-transformed="true">
          <draw:text-box>
            <text:list text:style-name="L3">
              <text:list-item>
                <text:p>Benötigt <text:span text:style-name="T4"><text:a xlink:href="https://nodejs.org/en/download/">Node.js</text:a></text:span></text:p>
              </text:list-item>
              <text:list-item>
                <text:p><text:span text:style-name="T3">Nutzt den „npm package manager“</text:span></text:p>
              </text:list-item>
              <text:list-item>
                <text:p><text:span text:style-name="T3">Empfehlung: </text:span><text:span text:style-name="T4"><text:a xlink:href="https://code.visualstudio.com/">Visual Studio Code</text:a></text:span></text:p>
              </text:list-item>
              <text:list-item>
                <text:p><text:span text:style-name="T3">Installation des Angular CLI</text:span><text:span text:style-name="T3"><text:line-break/></text:span><text:span text:style-name="T5">npm install -g @angular/cli</text:span></text:p>
              </text:list-item>
              <text:list-item>
                <text:p><text:span text:style-name="T6">Erstellen des Projekts mit Angular CLI</text:span><text:span text:style-name="T6"><text:line-break/></text:span><text:span text:style-name="T5">ng new </text:span><text:span text:style-name="T7">xyz</text:span><text:span text:style-name="T7"><text:line-break/></text:span><text:span text:style-name="T7">→ </text:span><text:span text:style-name="T8">ng new workshop-angular</text:span></text:p>
              </text:list-item>
              <text:list-item>
                <text:p><text:span text:style-name="T9">Browser-Extension </text:span><text:span text:style-name="T10"><text:a xlink:href="https://chrome.google.com/webstore/detail/augury/elgalmkoelokbchhkhacckoklkejnhcd">Augury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havaroche" presentation:presentation-page-layout-name="AL3T3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draw:style-name="gr4" draw:text-style-name="P1" draw:layer="layout" svg:width="12.296cm" svg:height="8.196cm" svg:x="1.4cm" svg:y="6.945cm" presentation:class="graphic" presentation:user-transformed="true">
          <draw:image xlink:href="Pictures/10000000000005DC000003E8F9E93AD2.jpg" xlink:type="simple" xlink:show="embed" xlink:actuate="onLoad">
            <text:p/>
          </draw:image>
        </draw:frame>
        <draw:frame presentation:style-name="pr3" draw:layer="layout" svg:width="12.296cm" svg:height="13.859cm" svg:x="14.311cm" svg:y="4.914cm" presentation:class="outline" presentation:user-transformed="true">
          <draw:text-box>
            <text:list text:style-name="L5">
              <text:list-header>
                <text:p><text:span text:style-name="T11"/></text:p>
              </text:list-header>
            </text:list>
            <text:p><text:span text:style-name="T11">Components sind...</text:span></text:p>
            <text:list text:style-name="L3">
              <text:list-item>
                <text:p><text:span text:style-name="T12">wie Lego-Bausteine für das Frontend der Applikation</text:span></text:p>
              </text:list-item>
              <text:list-item>
                <text:p><text:span text:style-name="T12">die „Controller“ für das Benutzer-Erlebnis der Applikat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ia „<text:span text:style-name="T11">ng generate component </text:span><text:span text:style-name="T13">xyz</text:span>“<text:line-break/><text:line-break/></text:p>
              </text:list-item>
              <text:list-item>
                <text:p>4 Dateien werden generiert</text:p>
              </text:list-item>
            </text:list>
          </draw:text-box>
        </draw:frame>
        <draw:frame draw:style-name="gr2" draw:text-style-name="P1" draw:layer="layout" svg:width="16.464cm" svg:height="7.9cm" svg:x="2.7cm" svg:y="10.6cm">
          <draw:image xlink:href="Pictures/100000000000030300000172E998547E.png" xlink:type="simple" xlink:show="embed" xlink:actuate="onLoad">
            <text:p/>
          </draw:image>
        </draw:frame>
        <draw:frame draw:style-name="gr2" draw:text-style-name="P1" draw:layer="layout" svg:width="17.755cm" svg:height="1.719cm" svg:x="2.745cm" svg:y="6.5cm">
          <draw:image xlink:href="Pictures/100000000000029F000000418ADBD21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Component</text:p>
          </draw:text-box>
        </draw:frame>
        <draw:frame presentation:style-name="pr10" draw:layer="layout" svg:width="25.199cm" svg:height="14.888cm" svg:x="1.4cm" svg:y="4.914cm" presentation:class="outline" presentation:user-transformed="true">
          <draw:text-box>
            <text:p>Gemeinsames Beispiel-Coding:</text:p>
            <text:list text:style-name="L3">
              <text:list-item>
                <text:p><text:span text:style-name="T11">ng serve</text:span></text:p>
              </text:list-item>
              <text:list-item>
                <text:p><text:span text:style-name="T11">app.component ist Start-Punkt</text:span></text:p>
              </text:list-item>
              <text:list-item>
                <text:p>Nutzung via Selector oder Router-Konfiguration </text:p>
              </text:list-item>
              <text:list-item>
                <text:p>Interpolation: {{}}</text:p>
              </text:list-item>
              <text:list-item>
                <text:p>Binding: Variablen und Properties via [], Functions mit ()</text:p>
              </text:list-item>
              <text:list-item>
                <text:p>Auch in modalen Dialogen ladbar</text:p>
              </text:list-item>
            </text:list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Directiv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ine Component ist eine <text:span text:style-name="T11">Element-Directive</text:span></text:p>
              </text:list-item>
              <text:list-item>
                <text:p><text:span text:style-name="T14">Structural Directives</text:span></text:p>
              </text:list-item>
            </text:list>
            <text:list text:style-name="L4">
              <text:list-item>
                <text:list>
                  <text:list-item>
                    <text:p>*ngIf</text:p>
                  </text:list-item>
                  <text:list-item>
                    <text:p>*ngFor</text:p>
                  </text:list-item>
                </text:list>
              </text:list-item>
            </text:list>
            <text:list text:style-name="L3">
              <text:list-item>
                <text:p><text:span text:style-name="T11">Attribute Directives</text:span><text:line-break/>Wie ein HTML-Attribut, welches das Aussehen oder Verhalten des Elements ändert.</text:p>
              </text:list-item>
            </text:list>
            <text:list text:style-name="L4">
              <text:list-item>
                <text:list>
                  <text:list-item>
                    <text:p>ngClass</text:p>
                  </text:list-item>
                  <text:list-item>
                    <text:p>Custom-Attribute-Directives (<text:span text:style-name="T11">ng g d </text:span><text:span text:style-name="T13">xys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havaroche" presentation:presentation-page-layout-name="AL1T0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Component - Aufgabe</text:p>
          </draw:text-box>
        </draw:frame>
        <draw:frame presentation:style-name="pr11" draw:text-style-name="P5" draw:layer="layout" svg:width="25.199cm" svg:height="13.927cm" svg:x="1.4cm" svg:y="4.88cm" presentation:class="subtitle" presentation:user-transformed="true">
          <draw:text-box>
            <text:p><text:span text:style-name="T16">Erstellung einer „</text:span><text:span text:style-name="T17">Company-Component</text:span><text:span text:style-name="T16">“ als Child-Component.</text:span></text:p>
            <text:p><text:span text:style-name="T16"/></text:p>
            <text:p><text:span text:style-name="T16">„</text:span><text:span text:style-name="T16">Presentation-“ vs <text:s/>„Smart-Component“</text:span></text:p>
            <text:p><text:span text:style-name="T16"/></text:p>
            <text:p><text:span text:style-name="T17">https://github.com/PierreChavaroche/workshop-angular-component-exercise-1.git</text:span></text:p>
            <text:p><text:span text:style-name="T17"/></text:p>
            <text:p><text:span text:style-name="T17">npm i</text:span></text:p>
            <text:p><text:span text:style-name="T17">ng g c shared/company</text:span></text:p>
            <text:p><text:span text:style-name="T16">Gemeinsamer Start mit „</text:span><text:span text:style-name="T17">@Input</text:span><text:span text:style-name="T16">“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nstructor()</text:span>: </text:p>
              </text:list-item>
            </text:list>
            <text:list text:style-name="L4">
              <text:list-item>
                <text:list>
                  <text:list-item>
                    <text:p>Bleibt so schmal wie möglich. </text:p>
                  </text:list-item>
                  <text:list-item>
                    <text:p>Nur für Definition von Abhängigkeiten (DI)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1">OnInit</text:span>: </text:p>
              </text:list-item>
            </text:list>
            <text:list text:style-name="L4">
              <text:list-item>
                <text:list>
                  <text:list-item>
                    <text:p>Property-Bindings sind verfügbar (@Input).</text:p>
                  </text:list-item>
                  <text:list-item>
                    <text:p>Change-Detection läuft das erste Mal.</text:p>
                  </text:list-item>
                  <text:list-item>
                    <text:p>„Setup“ der Componente.</text:p>
                  </text:list-item>
                  <text:list-item>
                    <text:p>z.B. zum Laden von Daten von einer AP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<text:line-break/>Component-Lifecycl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AfterViewInit</text:span>: </text:p>
              </text:list-item>
            </text:list>
            <text:list text:style-name="L4">
              <text:list-item>
                <text:list>
                  <text:list-item>
                    <text:p>Child-Components sind geladen.<text:line-break/></text:p>
                  </text:list-item>
                </text:list>
              </text:list-item>
            </text:list>
            <text:list text:style-name="L3">
              <text:list-item>
                <text:p><text:span text:style-name="T18"><text:a xlink:href="https://angular.io/guide/lifecycle-hooks#lifecycle-event-sequence">Weitere Lifecycle Hooks</text:a></text:span><text:span text:style-name="T18"><text:line-break/></text:span><text:span text:style-name="T18"/></text:p>
              </text:list-item>
              <text:list-item>
                <text:p><text:span text:style-name="T11">OnDestroy</text:span>: </text:p>
              </text:list-item>
            </text:list>
            <text:list text:style-name="L4">
              <text:list-item>
                <text:list>
                  <text:list-item>
                    <text:p>Component wird aus dem Speicher gelösc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arent → Child via <text:span text:style-name="T11">@In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Company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Child → Parent via </text:span><text:span text:style-name="T11">@Output()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CompanyComponent</text:span><text:span text:style-name="T12"> → </text:span><text:span text:style-name="T11">Home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Teilen von Dat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Child → Parent via </text:span><text:span text:style-name="T11">@ViewChild() </text:span><text:span text:style-name="T12">und </text:span><text:span text:style-name="T11">ngAfterViewInit()</text:span><text:span text:style-name="T12"> -Hook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HomeComponent</text:span><text:span text:style-name="T12"> → </text:span><text:span text:style-name="T11">AppComponent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2">Any → Any via geteiltem Service</text:span></text:p>
              </text:list-item>
            </text:list>
          </draw:text-box>
        </draw:frame>
        <draw:frame draw:style-name="gr5" draw:text-style-name="P6" draw:layer="layout" svg:width="3.089cm" svg:height="1.115cm" svg:x="11.411cm" svg:y="13.285cm">
          <draw:text-box>
            <text:p><text:span text:style-name="T19">Service</text:span></text:p>
          </draw:text-box>
        </draw:frame>
        <draw:rect draw:style-name="gr6" draw:text-style-name="P7" xml:id="id2" draw:id="id2" draw:layer="layout" svg:width="7cm" svg:height="2.5cm" svg:x="2.5cm" svg:y="16cm">
          <text:p text:style-name="P1"><text:span text:style-name="T20">Component A</text:span></text:p>
        </draw:rect>
        <draw:rect draw:style-name="gr6" draw:text-style-name="P7" xml:id="id3" draw:id="id3" draw:layer="layout" svg:width="7cm" svg:height="2.5cm" svg:x="16.3cm" svg:y="16cm">
          <text:p text:style-name="P1"><text:span text:style-name="T20">Component B</text:span></text:p>
        </draw:rect>
        <draw:rect draw:style-name="gr7" draw:text-style-name="P7" xml:id="id1" draw:id="id1" draw:layer="layout" svg:width="4.5cm" svg:height="2.5cm" svg:x="10.5cm" svg:y="13cm">
          <text:p text:style-name="P1"><text:span text:style-name="T20">Service</text:span></text:p>
        </draw:rect>
        <draw:connector draw:style-name="gr8" draw:text-style-name="P1" draw:layer="layout" svg:x1="10.5cm" svg:y1="14.25cm" svg:x2="6cm" svg:y2="16cm" draw:start-shape="id1" draw:start-glue-point="3" draw:end-shape="id2" svg:d="M10500 14250h-4500v1750">
          <text:p/>
        </draw:connector>
        <draw:connector draw:style-name="gr8" draw:text-style-name="P1" draw:layer="layout" svg:x1="15cm" svg:y1="14.25cm" svg:x2="19.8cm" svg:y2="16cm" draw:start-shape="id1" draw:start-glue-point="1" draw:end-shape="id3" draw:end-glue-point="0" svg:d="M15000 14250h4800v1750">
          <text:p/>
        </draw:connecto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Servic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Für wiederverwendbare Funktionalität.</text:p>
              </text:list-item>
              <text:list-item>
                <text:p>Enthält Business-Logik.</text:p>
              </text:list-item>
              <text:list-item>
                <text:p>Hält Business-Logik von Components schmal.</text:p>
              </text:list-item>
              <text:list-item>
                <text:p>Werden „on demand“ geladen,<text:line-break/>Dank providedIn Deklaration</text:p>
              </text:list-item>
              <text:list-item>
                <text:p>Via Dependency Injection <text:line-break/>nutzbar.</text:p>
              </text:list-item>
              <text:list-item>
                <text:p><text:span text:style-name="T11">ng g s </text:span><text:span text:style-name="T13">xyz</text:span></text:p>
              </text:list-item>
            </text:list>
          </draw:text-box>
        </draw:frame>
        <draw:frame draw:style-name="gr2" draw:text-style-name="P1" draw:layer="layout" svg:width="8.981cm" svg:height="5.5cm" svg:x="18.019cm" svg:y="9.6cm">
          <draw:image xlink:href="Pictures/1000000000000171000000E23ADBCF74.png" xlink:type="simple" xlink:show="embed" xlink:actuate="onLoad">
            <text:p/>
          </draw:image>
        </draw:frame>
        <draw:frame draw:style-name="gr2" draw:text-style-name="P1" draw:layer="layout" svg:width="11.562cm" svg:height="0.766cm" svg:x="15.5cm" svg:y="15.5cm">
          <draw:image xlink:href="Pictures/10000000000001B50000001D09D8979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Service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rstellung von <text:span text:style-name="T11">CompanyService</text:span><text:span text:style-name="T12">.</text:span><text:span text:style-name="T12"><text:line-break/></text:span><text:span text:style-name="T12"/></text:p>
              </text:list-item>
              <text:list-item>
                <text:p><text:span text:style-name="T12">Implementierung der Funktion „getList()“.</text:span><text:span text:style-name="T12"><text:line-break/></text:span><text:span text:style-name="T12"/></text:p>
              </text:list-item>
              <text:list-item>
                <text:p><text:span text:style-name="T12">Nutzung der Funktion „getList()“ in der entsprechenden Component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Pip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Zur transformierten Darstellung von Werten</text:p>
              </text:list-item>
              <text:list-item>
                <text:p>Wird meistens im Markup verwendet</text:p>
              </text:list-item>
              <text:list-item>
                <text:p>Es gibt vorgefertigte Pipes:</text:p>
              </text:list-item>
            </text:list>
            <text:list text:style-name="L4">
              <text:list-item>
                <text:list>
                  <text:list-item>
                    <text:p>DatePipe</text:p>
                  </text:list-item>
                  <text:list-item>
                    <text:p>AsyncPipe (mehr dazu im Kaptiel „RxJS“)</text:p>
                  </text:list-item>
                  <text:list-item>
                    <text:p>CurrencyPipe: {{ 10 | currency: 'EUR' }} → „10,00 €“</text:p>
                  </text:list-item>
                </text:list>
              </text:list-item>
            </text:list>
            <text:list text:style-name="L3">
              <text:list-item>
                <text:p>Es können Custom-Pipes erstellt werden.<text:line-break/><text:span text:style-name="T11">ng g pipe </text:span><text:span text:style-name="T13">xyz</text:span><text:line-break/>Aber besser vorher <text:a xlink:href="https://github.com/danrevah/ngx-pipes">Community-Pipes</text:a><text:span text:style-name="T4"> </text:span>checken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und das DOM 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„Never touch the DOM“</text:p>
              </text:list-item>
              <text:list-item>
                <text:p>Möglich wäre es mit z.B. <text:line-break/><text:span text:style-name="T21">document.querySelector('#title').innerHTML = 'Touched the DOM!'</text:span></text:p>
              </text:list-item>
              <text:list-item>
                <text:p><text:span text:style-name="T3">Aber: Das DOM ist vllt auf der auszuführenden Plattform nicht vorhanden (z.B. Server-Side-Rendering, Native Apps).</text:span></text:p>
              </text:list-item>
              <text:list-item>
                <text:p><text:span text:style-name="T3">Deswegen ist z.B. jQuery zu vermeiden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nter welcher URL wird welche Component oder Module geladen?<text:line-break/></text:p>
              </text:list-item>
              <text:list-item>
                <text:p>Parent-Component legt via <text:line-break/>Element „<text:span text:style-name="T11">router-outlet</text:span>“ fest, wo für die URL die dazugehörige Component gerendert wird.</text:p>
              </text:list-item>
            </text:list>
          </draw:text-box>
        </draw:frame>
        <draw:frame draw:style-name="gr2" draw:text-style-name="P1" draw:layer="layout" svg:width="14.559cm" svg:height="2.5cm" svg:x="6.5cm" svg:y="13.5cm">
          <draw:image xlink:href="Pictures/10000000000001000000002C4B04CCB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Konfiguration in <text:span text:style-name="T15">xyz</text:span>-routing.module.ts </text:p>
              </text:list-item>
            </text:list>
            <text:list text:style-name="L4">
              <text:list-item>
                <text:list>
                  <text:list-item>
                    <text:p><text:span text:style-name="T12">z.B. </text:span><text:span text:style-name="T11">app-routing.module.ts</text:span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2" draw:text-style-name="P1" draw:layer="layout" svg:width="12.9cm" svg:height="9.756cm" svg:x="8.6cm" svg:y="8.544cm">
          <draw:image xlink:href="Pictures/1000000000000226000001A07DD14A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Mit Attribute-Directive „<text:span text:style-name="T11">routerLink</text:span>“ wird navigiert </text:p>
              </text:list-item>
            </text:list>
            <text:list text:style-name="L4">
              <text:list-item>
                <text:list>
                  <text:list-item>
                    <text:p>Achtung: mit „href“ gibt’s Page-Reload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7.146cm" svg:height="3.571cm" svg:x="5.226cm" svg:y="10.106cm">
          <draw:image xlink:href="Pictures/1000000000000288000000878ADACB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Router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rstellen von <text:span text:style-name="T11">CompaniesComponen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Inhalt von </text:span><text:span text:style-name="T11">HomeComponent </text:span><text:span text:style-name="T12">verlagern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3">
              <text:list-item>
                <text:p><text:span text:style-name="T11">AppRoutingModule</text:span>:</text:p>
              </text:list-item>
            </text:list>
            <text:list text:style-name="L4">
              <text:list-item>
                <text:list>
                  <text:list-item>
                    <text:p>Mit route „companies“ <text:span text:style-name="T11">CompaniesComponent</text:span> anzeigen lassen<text:line-break/>http://localhost:4200/companies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 und Child-Route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oute-Configs können <text:line-break/>um Child-Routes erweitert <text:line-break/>werden.<text:line-break/></text:p>
              </text:list-item>
              <text:list-item>
                <text:p>Die Child-Component <text:line-break/>bleibt in der Container-<text:line-break/>Component am Leben, <text:line-break/>solange sich nur der <text:line-break/>dynamische Teil der <text:line-break/>Route ändert!</text:p>
              </text:list-item>
            </text:list>
          </draw:text-box>
        </draw:frame>
        <draw:frame draw:style-name="gr2" draw:text-style-name="P1" draw:layer="layout" svg:width="8.871cm" svg:height="8.472cm" svg:x="17cm" svg:y="5.028cm">
          <draw:image xlink:href="Pictures/10000000000001630000015374213EDE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Child-Routes - Aufgab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Erstellung von <text:span text:style-name="T11">CompanyDetailComponent</text:span><text:span text:style-name="T11"><text:line-break/></text:span><text:span text:style-name="T11"/></text:p>
              </text:list-item>
              <text:list-item>
                <text:p><text:span text:style-name="T12">Erweitern der „companies“ Route-Config um Child-Config mit „:id“</text:span><text:span text:style-name="T12"><text:line-break/></text:span><text:span text:style-name="T12"/></text:p>
              </text:list-item>
              <text:list-item>
                <text:p><text:span text:style-name="T11">CompaniesComponent</text:span><text:span text:style-name="T12"> erhält </text:span><text:span text:style-name="T12"><text:line-break/></text:span><text:span text:style-name="T11">&lt;router-outlet&gt;&lt;/router-outlet&gt;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Es kann auch in Typescript via <text:span text:style-name="T11">Router</text:span> und <text:span text:style-name="T11">router.navigate()</text:span> navigiert werden</text:p>
              </text:list-item>
              <text:list-item>
                <text:p>Zum Beispiel: <text:span text:style-name="T11">this.router.navigate(['companies', 'sixData'])</text:span></text:p>
              </text:list-item>
              <text:list-item>
                <text:p><text:span text:style-name="T12">„</text:span><text:span text:style-name="T12">Not-Found-Page“ kann via Wildcard konfiguriert werden.</text:span><text:span text:style-name="T12"><text:line-break/></text:span><text:span text:style-name="T12">Praktisch für</text:span><text:span text:style-name="T12"><text:line-break/></text:span><text:span text:style-name="T12">unspezifizierte</text:span><text:span text:style-name="T12"><text:line-break/></text:span><text:span text:style-name="T12">Routen.</text:span><text:span text:style-name="T12"><text:line-break/></text:span><text:span text:style-name="T12"/></text:p>
              </text:list-item>
            </text:list>
          </draw:text-box>
        </draw:frame>
        <draw:frame draw:style-name="gr2" draw:text-style-name="P1" draw:layer="layout" svg:width="9.289cm" svg:height="5.001cm" svg:x="12.711cm" svg:y="12.499cm">
          <draw:image xlink:href="Pictures/100000000000015F000000BDF95A9943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Rout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Routen können auch <text:line-break/>„redirect“ erhalten:<text:line-break/><text:line-break/><text:line-break/></text:p>
              </text:list-item>
              <text:list-item>
                <text:p>Mit der Directive „routerLinkActive“ kann der aktive Route-Link hervorgehoben werden.<text:line-break/><text:line-break/></text:p>
              </text:list-item>
            </text:list>
          </draw:text-box>
        </draw:frame>
        <draw:frame draw:style-name="gr2" draw:text-style-name="P1" draw:layer="layout" svg:width="8.786cm" svg:height="5.742cm" svg:x="14.214cm" svg:y="5.258cm">
          <draw:image xlink:href="Pictures/100000000000014C000000D96B2F5CC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Guard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chützt Routen durch Prüfungen</text:p>
              </text:list-item>
            </text:list>
            <text:list text:style-name="L4">
              <text:list-item>
                <text:list>
                  <text:list-item>
                    <text:p>z.B. „ist authentifiziert?“</text:p>
                  </text:list-item>
                </text:list>
              </text:list-item>
            </text:list>
            <text:list text:style-name="L3">
              <text:list-item>
                <text:p>Wird erstellt mit <text:span text:style-name="T11">ng g guard </text:span><text:span text:style-name="T13">xyz</text:span></text:p>
              </text:list-item>
            </text:list>
            <text:list text:style-name="L4">
              <text:list-item>
                <text:list>
                  <text:list-item>
                    <text:p><text:span text:style-name="T22">z.B. </text:span><text:span text:style-name="T14">ng g guard admin</text:span></text:p>
                  </text:list-item>
                </text:list>
              </text:list-item>
            </text:list>
            <text:list text:style-name="L3">
              <text:list-item>
                <text:p><text:span text:style-name="T22">Kann mit „</text:span><text:span text:style-name="T14">canActivate</text:span><text:span text:style-name="T22">“ </text:span><text:span text:style-name="T22"><text:line-break/></text:span><text:span text:style-name="T22">auf Routen gesetzt </text:span><text:span text:style-name="T22"><text:line-break/></text:span><text:span text:style-name="T22">werden</text:span></text:p>
              </text:list-item>
            </text:list>
          </draw:text-box>
        </draw:frame>
        <draw:frame draw:style-name="gr2" draw:text-style-name="P1" draw:layer="layout" svg:width="10.983cm" svg:height="5.742cm" svg:x="15.517cm" svg:y="11.758cm">
          <draw:image xlink:href="Pictures/100000000000019F000000D98E068D82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2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 <text:line-break/>Resolver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Zum Laden von Daten, bevor die Route geladen wird („preloading“)</text:p>
              </text:list-item>
              <text:list-item>
                <text:p>„Entpackt“ Promises oder Observables</text:p>
              </text:list-item>
              <text:list-item>
                <text:p>Observables müssen „completed“ (abgeschlossen) sein</text:p>
              </text:list-item>
              <text:list-item>
                <text:p>Nachteil: Auf neue Emits von Observables kann nicht mehr reagiert werden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Hilft bei der Organisierung von Components, Directives, Pipes etc..</text:p>
              </text:list-item>
              <text:list-item>
                <text:p><text:span text:style-name="T11">declarations</text:span>: Hier werden Components, Directives oder Pipes deklariert, welche dann privat im Module verfügbar sind.</text:p>
              </text:list-item>
              <text:list-item>
                <text:p><text:span text:style-name="T11">exports</text:span>: Macht das Deklarierte auch in anderen Modulen verfügbar (public).</text:p>
              </text:list-item>
              <text:list-item>
                <text:p><text:span text:style-name="T11">imports</text:span><text:span text:style-name="T12">: Zum Importieren von anderen Modulen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declarations</text:span><text:span text:style-name="T12">,</text:span><text:span text:style-name="T11"> exports </text:span><text:span text:style-name="T12">und</text:span><text:span text:style-name="T11"> imports </text:span><text:span text:style-name="T12">definieren die Beziehung zwischen Components und wie diese zwischen Modules geteilt werden.</text:span></text:p>
              </text:list-item>
              <text:list-item>
                <text:p><text:span text:style-name="T11">bootstrap</text:span><text:span text:style-name="T12">: Definiert die Component, welche die Applikation initial lädt (z.B. AppComponent).</text:span></text:p>
              </text:list-item>
              <text:list-item>
                <text:p><text:span text:style-name="T11">providers </text:span><text:span text:style-name="T12">(obsolet): Hat vor Angular 9 Services und Guards angegeben. Heute: </text:span><text:span text:style-name="T11">Injectable.providedIn</text:span><text:span text:style-name="T12"> im Service oder Guard (Treeshaking)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Modu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eature-Module</text:span>: </text:p>
              </text:list-item>
            </text:list>
            <text:list text:style-name="L4">
              <text:list-item>
                <text:list>
                  <text:list-item>
                    <text:p><text:span text:style-name="T12">Organisiert Business-Logik</text:span> für ein Feature z.B. eine Liste von Companies oder eine Detail-Ansicht für eine Company </text:p>
                  </text:list-item>
                  <text:list-item>
                    <text:p>Nutzt <text:span text:style-name="T11">declarations</text:span> und ggf. <text:span text:style-name="T11">imports</text:span>, aber niemals <text:span text:style-name="T11">exports</text:span></text:p>
                  </text:list-item>
                </text:list>
              </text:list-item>
            </text:list>
            <text:list text:style-name="L3">
              <text:list-item>
                <text:p><text:span text:style-name="T11">Shared-Module:</text:span></text:p>
              </text:list-item>
            </text:list>
            <text:list text:style-name="L4">
              <text:list-item>
                <text:list>
                  <text:list-item>
                    <text:p><text:span text:style-name="T12">Fast identisch zu einem Feature-Module, exportiert aber alle Deklarationen (</text:span><text:span text:style-name="T11">declarations</text:span><text:span text:style-name="T12">) via </text:span><text:span text:style-name="T11">exports</text:span></text:p>
                  </text:list-item>
                  <text:list-item>
                    <text:p><text:span text:style-name="T12">Zum Beispiel Social-Media-Icons, Loading-Spinners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Module - Aufgabe</text:p>
          </draw:text-box>
        </draw:frame>
        <draw:frame presentation:style-name="pr3" draw:layer="layout" svg:width="25.199cm" svg:height="14.005cm" svg:x="1.4cm" svg:y="4.914cm" presentation:class="outline" presentation:user-transformed="true">
          <draw:text-box>
            <text:list text:style-name="L3">
              <text:list-item>
                <text:p>Aktuellen Code-Stand herunterladen:<text:line-break/><text:span text:style-name="T23"><text:a xlink:href="https://github.com/PierreChavaroche/workshop-angular-router.git">https://github.com/PierreChavaroche/workshop-angular-router.git</text:a></text:span></text:p>
              </text:list-item>
              <text:list-item>
                <text:p><text:span text:style-name="T24">Verstehen von </text:span><text:span text:style-name="T25">SharedModule</text:span><text:span text:style-name="T24"> und </text:span><text:span text:style-name="T25">CompanyModule</text:span></text:p>
              </text:list-item>
              <text:list-item>
                <text:p><text:span text:style-name="T26">Er</text:span>stellung <text:span text:style-name="T11">CompaniesModule </text:span><text:span text:style-name="T12">unter app/companies</text:span></text:p>
              </text:list-item>
            </text:list>
            <text:list text:style-name="L4">
              <text:list-item>
                <text:list>
                  <text:list-item>
                    <text:p><text:span text:style-name="T11">ng g m companies</text:span></text:p>
                  </text:list-item>
                  <text:list-item>
                    <text:p><text:span text:style-name="T11">CompaniesComponent</text:span><text:span text:style-name="T12"> und </text:span><text:span text:style-name="T11">CompanyDetailComponent </text:span><text:span text:style-name="T12">integrieren</text:span></text:p>
                  </text:list-item>
                  <text:list-item>
                    <text:p><text:span text:style-name="T12">Feature-Module oder Shared-Module?</text:span>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 presentation:user-transformed="true">
          <draw:text-box>
            <text:p>Angular <text:line-break/>Router und Lazy-Loading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Ist eine Technik um Components asynchron zu laden, wenn eine Route aktiviert wird.</text:p>
              </text:list-item>
              <text:list-item>
                <text:p>Hat positiven Einfluss auf die initiale Lade-Performance der Angular-App.</text:p>
              </text:list-item>
              <text:list-item>
                <text:p>Konfiguration in z.B. app-routing.module.ts<text:line-break/></text:p>
              </text:list-item>
            </text:list>
          </draw:text-box>
        </draw:frame>
        <draw:frame draw:style-name="gr9" draw:text-style-name="P1" draw:layer="layout" svg:width="17.58cm" svg:height="6.438cm" svg:x="2.92cm" svg:y="12.562cm">
          <draw:image xlink:href="Pictures/10000000000002E40000010F4178C4AC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3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CompaniesModule</text:span> sollen via Lazy-Loading geladen werden.</text:p>
              </text:list-item>
              <text:list-item>
                <text:p>CompaniesRoutingModule implementieren</text:p>
              </text:list-item>
            </text:list>
            <text:list text:style-name="L4">
              <text:list-item>
                <text:list>
                  <text:list-item>
                    <text:p><text:span text:style-name="T11">ng g module companies/companies-routing --module companies –flat</text:span></text:p>
                  </text:list-item>
                  <text:list-item>
                    <text:p><text:span text:style-name="T12">Konfiguration setzen</text:span></text:p>
                  </text:list-item>
                </text:list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draw:frame draw:style-name="gr9" draw:text-style-name="P1" draw:layer="layout" svg:width="9.393cm" svg:height="6.296cm" svg:x="14cm" svg:y="12.5cm">
          <draw:image xlink:href="Pictures/1000000000000163000000EE6235A37F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3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 <text:line-break/>Lazy-Loading - Aufga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Via Chrome-Developer-Tools und „Network“-Tab nachprüfen, ob Chunk asynchron geladen wird.</text:p>
              </text:list-item>
            </text:list>
          </draw:text-box>
        </draw:frame>
        <draw:frame draw:style-name="gr9" draw:text-style-name="P1" draw:layer="layout" svg:width="17.014cm" svg:height="2.883cm" svg:x="2.5cm" svg:y="9.117cm">
          <draw:image xlink:href="Pictures/10000000000002830000006D324B1833.png" xlink:type="simple" xlink:show="embed" xlink:actuate="onLoad">
            <text:p/>
          </draw:image>
        </draw:frame>
        <presentation:notes draw:style-name="dp2" presentation:use-header-name="hdr1">
          <office:forms form:automatic-focus="false" form:apply-design-mode="false"/>
          <draw:page-thumbnail draw:style-name="gr3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Eignet sich hervorragend mit <text:span text:style-name="T4"><text:a xlink:href="https://material.angular.io/components/categories">Angular-Material</text:a></text:span></text:p>
              </text:list-item>
            </text:list>
            <text:list text:style-name="L4">
              <text:list-item>
                <text:list>
                  <text:list-item>
                    <text:p><text:span text:style-name="T5">ng add @angular/material</text:span></text:p>
                  </text:list-item>
                </text:list>
              </text:list-item>
            </text:list>
            <text:list text:style-name="L3">
              <text:list-item>
                <text:p>Benötigt das <text:span text:style-name="T11">ReactiveFormsModule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Control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FormControl</text:span>: Ein individuelles Feld eines Formulars wie z.B. Input, Checkbox, Select, Textarea etc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3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FormGroup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Group</text:span><text:span text:style-name="T12">: Verbindet verschiedene FormControlls.</text:span></text:p>
              </text:list-item>
            </text:list>
            <text:list text:style-name="L4">
              <text:list-item>
                <text:list>
                  <text:list-item>
                    <text:p><text:span text:style-name="T12">Ein Schema zum </text:span><text:span text:style-name="T12"><text:line-break/></text:span><text:span text:style-name="T12">Beschreiben von </text:span><text:span text:style-name="T12"><text:line-break/></text:span><text:span text:style-name="T12">Feldern und Validatoren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1929567D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Angular<text:line-break/>Reactive Forms -FormBuilder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FormBuilder</text:span><text:span text:style-name="T12">: Service, um Forms einfacher zu implementieren</text:span></text:p>
              </text:list-item>
            </text:list>
          </draw:text-box>
        </draw:frame>
        <draw:frame draw:style-name="gr2" draw:text-style-name="P1" draw:layer="layout" svg:width="11.142cm" svg:height="6.457cm" svg:x="15.358cm" svg:y="6.5cm">
          <draw:image xlink:href="Pictures/10000000000001A5000000F45B6DA68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Markup</text:p>
          </draw:text-box>
        </draw:frame>
        <draw:frame presentation:style-name="pr3" draw:layer="layout" svg:width="24.919cm" svg:height="13.859cm" svg:x="1.539cm" svg:y="4.913cm" presentation:class="outline" presentation:user-transformed="true">
          <draw:text-box>
            <text:list text:style-name="L3">
              <text:list-item>
                <text:p>Dem Form-Element wird via <text:span text:style-name="T11">formGroup</text:span> die FormGroup zugewiesen</text:p>
              </text:list-item>
              <text:list-item>
                <text:p>Einem Feld wird via formControlName ein Property zugewiesen</text:p>
              </text:list-item>
            </text:list>
          </draw:text-box>
        </draw:frame>
        <draw:frame draw:style-name="gr2" draw:text-style-name="P1" draw:layer="layout" svg:width="14.613cm" svg:height="8.127cm" svg:x="5.3cm" svg:y="10.573cm">
          <draw:image xlink:href="Pictures/1000000000000228000001335BBFFA15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Angular<text:line-break/>Reactive Forms -Beispiel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sic-Form</text:span>: Zeigt die Basis-Funktionalität</text:p>
              </text:list-item>
              <text:list-item>
                <text:p><text:span text:style-name="T11">Nested-Form</text:span>: FormGroups können mehrfach benutzt werden</text:p>
              </text:list-item>
              <text:list-item>
                <text:p><text:span text:style-name="T11">Array-Form</text:span>: Felder können dynamisch hinzugefügt werden mit <text:span text:style-name="T11">FormArray</text:span></text:p>
              </text:list-item>
              <text:list-item>
                <text:p><text:span text:style-name="T11">Valid-Form</text:span><text:span text:style-name="T12">: Für Felder gibt es Validatoren, wie z.B. </text:span><text:span text:style-name="T11">required</text:span><text:span text:style-name="T12">, </text:span><text:span text:style-name="T11">email</text:span><text:span text:style-name="T12">, </text:span><text:span text:style-name="T11">minLength</text:span><text:span text:style-name="T12">, etc..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Aufgabe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p>Formular mit folgenden Feldern, inkl. Validatoren:</text:p>
            <text:list text:style-name="L3">
              <text:list-item>
                <text:p>E-Mail</text:p>
              </text:list-item>
              <text:list-item>
                <text:p>Anrede (Frau, Herr)</text:p>
              </text:list-item>
              <text:list-item>
                <text:p>Vorname</text:p>
              </text:list-item>
              <text:list-item>
                <text:p>Nachname</text:p>
              </text:list-item>
              <text:list-item>
                <text:p>Passwort</text:p>
              </text:list-item>
              <text:list-item>
                <text:p>Produkt(e): Titel (T-Shirt, Cape, Jacke) und Menge → Mehrwachangabe möglich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0.6cm" svg:height="3.506cm" svg:x="1.4cm" svg:y="0.837cm" presentation:class="title">
          <draw:text-box>
            <text:p>Angular<text:line-break/>Reactive Forms -Validatoren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Es können Custom-Validatoren erstellt werden</text:p>
              </text:list-item>
              <text:list-item>
                <text:p>Validatoren können asynchron sein</text:p>
              </text:list-item>
            </text:list>
            <text:list text:style-name="L4">
              <text:list-item>
                <text:list>
                  <text:list-item>
                    <text:p>z.B. für serverseitige Prüfungen <text:line-break/>(„Existiert schon ein Benutzername?“)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Was ist das?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RxJS == <text:span text:style-name="T15">Reactive Extensions for JavaScript</text:span></text:p>
              </text:list-item>
              <text:list-item>
                <text:p>Tool zum Handhaben von asynchronen Daten-Streams</text:p>
              </text:list-item>
              <text:list-item>
                <text:p>Wie ein Promise, aber was über die Zeit immer wieder aktualisierte Ergebnisse liefert</text:p>
              </text:list-item>
              <text:list-item>
                <text:p>Beispiel: HTTP-Aufrufe, Klick-Event, Ergebnisse von modalen Dialogen („Datensatz wirklich löschen?“)</text:p>
              </text:list-item>
              <text:list-item>
                <text:p>Installation via <text:span text:style-name="T11">npm i rxjs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Terminologie</text:p>
          </draw:text-box>
        </draw:frame>
        <draw:frame presentation:style-name="pr12" draw:layer="layout" svg:width="25.199cm" svg:height="14.158cm" svg:x="1.4cm" svg:y="4.914cm" presentation:class="outline" presentation:user-transformed="true">
          <draw:text-box>
            <text:list text:style-name="L3">
              <text:list-item>
                <text:p><text:span text:style-name="T11">Observable</text:span>: Ein Array, welches über die Zeit gebaut wird.</text:p>
              </text:list-item>
              <text:list-item>
                <text:p><text:span text:style-name="T11">Subscription</text:span>: Eine For-Schleife, welche über einen Zeitraum passiert. Zum Extrahieren der Daten des <text:span text:style-name="T11">Observables</text:span>.</text:p>
              </text:list-item>
              <text:list-item>
                <text:p><text:span text:style-name="T11">Emit</text:span>: Wenn ein <text:span text:style-name="T11">Observable </text:span><text:span text:style-name="T12">einen Wert ausspuckt, weil etwas daran „subscribed“ ist.</text:span></text:p>
              </text:list-item>
              <text:list-item>
                <text:p><text:span text:style-name="T11">Operator</text:span><text:span text:style-name="T12">: Eine Funktion, welche die Art und Weise wie Werte ausgespuckt werden verändert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Praktische Link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4"><text:a xlink:href="https://rxmarbles.com/">RxMarbles</text:a></text:span> </text:p>
              </text:list-item>
            </text:list>
            <text:list text:style-name="L4">
              <text:list-item>
                <text:list>
                  <text:list-item>
                    <text:p>Ein visueller Guide für Rx.<text:line-break/><text:line-break/><text:line-break/>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><text:span text:style-name="T4"><text:a xlink:href="https://www.learnrxjs.io/">LearnRxJS</text:a></text:span></text:p>
              </text:list-item>
            </text:list>
            <text:list text:style-name="L4">
              <text:list-item>
                <text:list>
                  <text:list-item>
                    <text:p>Eine vereinfachte Dokumentation mit praktischen Beispielen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5cm" svg:height="6.613cm" svg:x="4cm" svg:y="7.93cm">
          <draw:image xlink:href="Pictures/10000000000003350000016AA275B63A.png" xlink:type="simple" xlink:show="embed" xlink:actuate="onLoad">
            <text:p/>
          </draw:image>
        </draw:frame>
        <presentation:notes draw:style-name="dp2" presentation:use-header-name="hdr1">
          <draw:page-thumbnail draw:style-name="gr3" draw:layer="layout" svg:width="14.848cm" svg:height="11.136cm" svg:x="3.075cm" svg:y="2.257cm" draw:page-number="4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bservables erstellen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bservables können erstellt werden:</text:p>
              </text:list-item>
            </text:list>
            <text:list text:style-name="L4">
              <text:list-item>
                <text:list>
                  <text:list-item>
                    <text:p><text:span text:style-name="T11">Observable.create</text:span></text:p>
                  </text:list-item>
                  <text:list-item>
                    <text:p><text:span text:style-name="T11">of</text:span></text:p>
                  </text:list-item>
                  <text:list-item>
                    <text:p><text:span text:style-name="T11">fromEvent</text:span></text:p>
                  </text:list-item>
                  <text:list-item>
                    <text:p><text:span text:style-name="T11">Interval</text:span></text:p>
                  </text:list-item>
                  <text:list-item>
                    <text:p><text:span text:style-name="T11">defer</text:span><text:span text:style-name="T12"> (Promise zu Observable)</text:span></text:p>
                  </text:list-item>
                </text:list>
              </text:list-item>
            </text:list>
            <text:list text:style-name="L3">
              <text:list-item>
                <text:p>Observables können geschlossen werden (z.B. via „complete“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4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 presentation:user-transformed="true">
          <draw:text-box>
            <text:p>RxJS<text:line-break/>Hot vs Cold -Observable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Oder auch Multi vs Single -Observables</text:p>
              </text:list-item>
              <text:list-item>
                <text:p>Cold -Observables:</text:p>
              </text:list-item>
            </text:list>
            <text:list text:style-name="L4">
              <text:list-item>
                <text:list>
                  <text:list-item>
                    <text:p>Darunterliegender Wert wird erst bei Subscription erstellt.</text:p>
                  </text:list-item>
                </text:list>
              </text:list-item>
            </text:list>
            <text:list text:style-name="L3">
              <text:list-item>
                <text:p>Hot -Observables:</text:p>
              </text:list-item>
            </text:list>
            <text:list text:style-name="L4">
              <text:list-item>
                <text:list>
                  <text:list-item>
                    <text:p>Darunterliegender Wert wird über mehrere Subscriptions geteilt.</text:p>
                  </text:list-item>
                </text:list>
              </text:list-item>
            </text:list>
            <text:list text:style-name="L3">
              <text:list-item>
                <text:p>Cold -Observables können zu Hot gemacht werden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Subject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Subject: </text:span><text:span text:style-name="T12">Ähnlich wie ein Hot-Observable, mit der Möglichkeit, dem erstellten Stream neue Werte hinzuzufügen (Event Emitter).</text:span></text:p>
              </text:list-item>
              <text:list-item>
                <text:p><text:span text:style-name="T11">BehaviorSubject: </text:span><text:span text:style-name="T12">Wie </text:span><text:span text:style-name="T11">Subject</text:span><text:span text:style-name="T12">, aber der letzte Wert wird gecached und für neue Subscriptions als erster Wert sofort emitted.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Helfen beim Kontrollieren des Flows wie Daten durch Observables fließen.</text:p>
              </text:list-item>
              <text:list-item>
                <text:p>Die Reihenfolge der Operatoren spielt eine Rolle.</text:p>
              </text:list-item>
              <text:list-item>
                <text:p><text:span text:style-name="T11">map</text:span>: Gibt die Werte verändert zurück, z.B. ^2</text:p>
              </text:list-item>
              <text:list-item>
                <text:p><text:span text:style-name="T11">scan</text:span>: Akkumuliert die emitteten Werte (wie z.B. Array.reduce)</text:p>
              </text:list-item>
              <text:list-item>
                <text:p><text:span text:style-name="T11">filter</text:span>: Filtert die Werte nach vorgegebener Bedingung (z.B. Werte &gt; 10)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Operators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take(3)</text:span><text:span text:style-name="T12">: Nach drei emitteten Werten schließe den Observable</text:span></text:p>
              </text:list-item>
              <text:list-item>
                <text:p><text:span text:style-name="T11">tap</text:span><text:span text:style-name="T12">: Bietet die Möglichkeit, etwas im Stream zu tun, z.B. Logging via console.log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havaroche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text-style-name="P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Backpressure: </text:span><text:span text:style-name="T12">Ein Observable emittet viel mehr Werte, als gebraucht werden.</text:span></text:p>
              </text:list-item>
              <text:list-item>
                <text:p><text:span text:style-name="T12">Zum Beispiel: Mouse-Move -Event</text:span></text:p>
              </text:list-item>
              <text:list-item>
                <text:p><text:span text:style-name="T11">debounceTime</text:span><text:span text:style-name="T12">: Warte X Zeit, dann gib mir den letzten Wert</text:span></text:p>
              </text:list-item>
            </text:list>
            <text:list text:style-name="L4">
              <text:list-item>
                <text:list>
                  <text:list-item>
                    <text:p><text:span text:style-name="T12">Zum Beispiel um API-Aufrufe nach Input-Eingabe vom Benutzer aufzurufen (Auto-Complete)</text:span></text:p>
                  </text:list-item>
                </text:list>
              </text:list-item>
            </text:list>
            <text:list text:style-name="L3">
              <text:list-item>
                <text:p><text:span text:style-name="T11">throttleTime</text:span><text:span text:style-name="T12">: Gib mir den ersten Wert, dann warte X Ze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„Backpressure“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bufferCount</text:span>: Statt zu filtern, werden Daten zu Arrays akkumuliert.</text:p>
              </text:list-item>
            </text:list>
            <text:list text:style-name="L4">
              <text:list-item>
                <text:list>
                  <text:list-item>
                    <text:p>Zum Beispiel bufferCount(20): Nach 20 Emitts wird ein Array mit 20 werden emittet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SwitchMap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11">switchMap</text:span>: Erlaubt mit einem Observable zu starten und dann zu einem andern zu wechseln.</text:p>
              </text:list-item>
              <text:list-item>
                <text:p>Beispiel: Ein Observable liefert eine User ID, der nächste Observable nutzt die User ID für eine Datenbankabfrage.</text:p>
              </text:list-item>
              <text:list-item>
                <text:p>Es gibt alternativ auch <text:span text:style-name="T11">mergeMap</text:span> und <text:span text:style-name="T11">concatMap</text:span>, aber <text:span text:style-name="T11">switchMap</text:span> ist prinzipiell die beste Wahl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2">Kombiniert mehrere Observables in einen einzelnen Stream.</text:span></text:p>
              </text:list-item>
              <text:list-item>
                <text:p><text:span text:style-name="T11">combineLatest</text:span>: </text:p>
              </text:list-item>
            </text:list>
            <text:list text:style-name="L4">
              <text:list-item>
                <text:list>
                  <text:list-item>
                    <text:p>Nimmt ein Array von Observables entgegen. </text:p>
                  </text:list-item>
                  <text:list-item>
                    <text:p>Wartet bis jeder Observable einen Wert emittet hat.</text:p>
                  </text:list-item>
                  <text:list-item>
                    <text:p>Gibt den jeweils letzten Wert der Observables in einem Array zurück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Combine Streams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merge</text:span>: </text:p>
              </text:list-item>
            </text:list>
            <text:list text:style-name="L4">
              <text:list-item>
                <text:list>
                  <text:list-item>
                    <text:p>Gibt jeden Wert der Observables nacheinander aus. </text:p>
                  </text:list-item>
                  <text:list-item>
                    <text:p>Die Array-Position spielt dabei keine Rolle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Error-Handling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catchError</text:span>: </text:p>
              </text:list-item>
            </text:list>
            <text:list text:style-name="L4">
              <text:list-item>
                <text:list>
                  <text:list-item>
                    <text:p>Der Fehler wird abgefangen.</text:p>
                  </text:list-item>
                  <text:list-item>
                    <text:p>Ein anderer Wert kann zurückgegeben werden.</text:p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5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3">
              <text:list-item>
                <text:p>Wenn ein Observable fertig ist, wird eine „complete“ Benachrichtigung emittet.</text:p>
              </text:list-item>
              <text:list-item>
                <text:p>Wenn ein Observable von sich aus nicht fertig ist, erhalten Subscriptions fortlaufend Werte.</text:p>
              </text:list-item>
              <text:list-item>
                <text:p>Eine Subscription bleibt ohne Zutun nach Zerstörung einer Component „am Leben“.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havaroche" presentation:presentation-page-layout-name="AL2T1" presentation:use-footer-name="ftr1" presentation:use-date-time-name="dtd1">
        <draw:frame presentation:style-name="pr8" draw:layer="layout" svg:width="20.6cm" svg:height="3.506cm" svg:x="1.4cm" svg:y="0.837cm" presentation:class="title">
          <draw:text-box>
            <text:p>RxJS<text:line-break/>Unsubscribe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öglichkeiten um Memory-Leaks zu vermeiden:</text:p>
              </text:list-item>
            </text:list>
            <text:list text:style-name="L4">
              <text:list-item>
                <text:list>
                  <text:list-item>
                    <text:p>Aufruf von <text:span text:style-name="T11">unsubscribe()</text:span> beim Subscription-Objekt.</text:p>
                  </text:list-item>
                  <text:list-item>
                    <text:p><text:span text:style-name="T11">async</text:span> -Pipe unsubscriped automatisch.</text:p>
                  </text:list-item>
                  <text:list-item>
                    <text:p>Nutzung von <text:span text:style-name="T11">take</text:span>, <text:span text:style-name="T11">first</text:span> und <text:span text:style-name="T11">last</text:span><text:span text:style-name="T12">, sodass Observable "complete" wird.</text:span></text:p>
                    <text:list>
                      <text:list-item>
                        <text:p><text:span text:style-name="T11">takeWhile</text:span>: Emitte Werte, solange ein bestimmte Bedingung wahr ist. Zum Beispiel x &lt;= 10</text:p>
                      </text:list-item>
                      <text:list-item>
                        <text:p><text:span text:style-name="T11">takeUntil</text:span>: Nimmt als Argument ein Observable. Emittet dieses Observable, wird das Quell-Observable abgeschloss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<text:line-break/>Tour of Heros</text:p>
          </draw:text-box>
        </draw:frame>
        <draw:frame presentation:style-name="pr13" draw:text-style-name="P5" draw:layer="layout" svg:width="25.199cm" svg:height="13.859cm" svg:x="1.4cm" svg:y="4.914cm" presentation:class="subtitle" presentation:user-transformed="true">
          <draw:text-box>
            <text:p><text:span text:style-name="T16">„</text:span><text:span text:style-name="T16">Tour of Heroes“ -Tutorial:</text:span></text:p>
            <text:p><text:span text:style-name="T27"><text:a xlink:href="https://stackblitz.com/angular/ovnlgkrnedp?file=src/app/hero.service.ts">- Stackblitz</text:a></text:span></text:p>
            <text:p><text:span text:style-name="T27"><text:a xlink:href="https://angular.io/generated/zips/toh-pt6/toh-pt6.zip">- Download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Change-Detection-Strategien</text:p>
          </draw:text-box>
        </draw:frame>
        <draw:frame presentation:style-name="pr14" draw:layer="layout" svg:width="25.199cm" svg:height="13.927cm" svg:x="1.4cm" svg:y="4.88cm" presentation:class="subtitle" presentation:user-transformed="true">
          <draw:text-box>
            <text:p><text:span text:style-name="T11">Default</text:span></text:p>
            <text:p>Triggert ein Event (User-Event, Promise, etc) wird der komplette Component-Tree von oben bis unten auf nötige Änderungen geprüft.</text:p>
            <text:p/>
            <text:p><text:span text:style-name="T11">OnPush</text:span></text:p>
            <text:p>„OnPush“ -Components werden nur unter bestimmten Kriterien auf Änderungen geprüft und schließen sich somit bei einer kompletten Component-Tree -Prüfung aus.</text:p>
            <text:p/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Change-Detection-Strategien<text:line-break/>OnPush</text:p>
          </draw:text-box>
        </draw:frame>
        <draw:frame presentation:style-name="pr6" draw:text-style-name="P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8">Input-Reference hat sich geändert</text:span></text:p>
              </text:list-item>
              <text:list-item>
                <text:p><text:span text:style-name="T28">Die Component oder ein Child triggern ein Event</text:span></text:p>
              </text:list-item>
              <text:list-item>
                <text:p><text:span text:style-name="T28">Manuelle Change-Detection</text:span></text:p>
              </text:list-item>
              <text:list-item>
                <text:p><text:span text:style-name="T28">Ein Observable gibt via Async-Pipe einen neuen Wert aus</text:span></text:p>
              </text:list-item>
            </text:list>
            <text:p><text:span text:style-name="T16"/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View-Encapsulation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CS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@function</text:p>
              </text:list-item>
              <text:list-item>
                <text:p>@mixin + @include</text:p>
              </text:list-item>
              <text:list-item>
                <text:p>@if</text:p>
              </text:list-item>
              <text:list-item>
                <text:p>Variablen mit „$“</text:p>
              </text:list-item>
              <text:list-item>
                <text:p>Anmerkung: CSS-Variablen mit „--“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Typescript + ES6/E2015 Gimmick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Spread-Operator (Shallow Copy)</text:p>
              </text:list-item>
              <text:list-item>
                <text:p><text:s/>Array-Funktionen: <text:span text:style-name="T15">map</text:span>, <text:span text:style-name="T15">filter</text:span>, <text:span text:style-name="T15">reduce</text:span><text:span text:style-name="T15"><text:line-break/></text:span><text:span text:style-name="T15">- map</text:span><text:span text:style-name="T15"><text:line-break/></text:span><text:span text:style-name="T15">- filter</text:span><text:span text:style-name="T15"><text:line-break/></text:span><text:span text:style-name="T15">- reduce</text:span></text:p>
              </text:list-item>
              <text:list-item>
                <text:p><text:span text:style-name="T29">Async Await</text:span>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odash<text:line-break/>Praktische Funktionen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3">
              <text:list-item>
                <text:p>cloneDeep</text:p>
              </text:list-item>
              <text:list-item>
                <text:p>find</text:p>
              </text:list-item>
              <text:list-item>
                <text:p>pick</text:p>
              </text:list-item>
              <text:list-item>
                <text:p>orderBy</text:p>
              </text:list-item>
              <text:list-item>
                <text:p>groupBy</text:p>
              </text:list-item>
            </text:list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6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Beispiel Projekt-Aufbau</text:p>
          </draw:text-box>
        </draw:frame>
        <draw:frame presentation:style-name="pr3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6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havaroche" presentation:presentation-page-layout-name="AL1T0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ngular Material UI</text:p>
          </draw:text-box>
        </draw:frame>
        <draw:frame presentation:style-name="pr7" draw:layer="layout" svg:width="25.199cm" svg:height="13.859cm" svg:x="1.4cm" svg:y="4.914cm" presentation:class="subtitle" presentation:user-transformed="true">
          <draw:text-box>
            <text:p><text:span text:style-name="T4"><text:a xlink:href="https://material.angular.io/components/categories">Angular Material Components</text:a></text:span></text:p>
          </draw:text-box>
        </draw:frame>
        <presentation:notes draw:style-name="dp2" presentation:use-header-name="hdr1">
          <draw:page-thumbnail draw:style-name="gr3" draw:layer="layout" svg:width="14.848cm" svg:height="11.136cm" svg:x="3.075cm" svg:y="2.257cm" draw:page-number="7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tate-Management mit NgRx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Unit-Test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Linting Setup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Debugging Tipps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AG-Grid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Chavaroche" presentation:presentation-page-layout-name="AL2T1" presentation:use-footer-name="ftr1" presentation:use-date-time-name="dtd1">
        <draw:frame presentation:style-name="pr2" draw:layer="layout" svg:width="20.6cm" svg:height="3.506cm" svg:x="1.4cm" svg:y="0.837cm" presentation:class="title">
          <draw:text-box>
            <text:p>Spontane Themen</text:p>
          </draw:text-box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 presentation:use-header-name="hdr1">
          <draw:page-thumbnail draw:style-name="gr3" draw:layer="layout" svg:width="14.848cm" svg:height="11.136cm" svg:x="3.075cm" svg:y="2.257cm" draw:page-number="7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Chavaroche-background" style:family="presentation">
      <style:graphic-properties draw:stroke="none" draw:fill="none"/>
      <style:text-properties style:letter-kerning="true"/>
    </style:style>
    <style:style style:name="Chavaroch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varoch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avaroche-outline1" style:family="presentation">
      <style:graphic-properties draw:stroke="none" draw:fill="none">
        <text:list-style style:name="Chavaroch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varoche-outline2" style:family="presentation" style:parent-style-name="Chavaroch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avaroche-outline3" style:family="presentation" style:parent-style-name="Chavaroch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avaroche-outline4" style:family="presentation" style:parent-style-name="Chavaroch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avaroche-outline5" style:family="presentation" style:parent-style-name="Chavaroch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6" style:family="presentation" style:parent-style-name="Chavaroch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7" style:family="presentation" style:parent-style-name="Chavaroch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8" style:family="presentation" style:parent-style-name="Chavaroch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outline9" style:family="presentation" style:parent-style-name="Chavaroch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avaroche-subtitle" style:family="presentation">
      <style:graphic-properties draw:stroke="none" draw:fill="none" draw:fill-color="#ffffff" draw:textarea-vertical-align="middle" fo:min-height="13.859cm">
        <text:list-style style:name="Chavaroch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3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32pt" style:language-asian="ja" style:country-asian="JP" style:font-style-asian="normal" style:font-weight-asian="normal" style:font-family-complex="Arial" style:font-family-generic-complex="system" style:font-pitch-complex="variable" style:font-size-complex="32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havaroche-title" style:family="presentation">
      <style:graphic-properties draw:stroke="none" draw:fill="none" draw:textarea-vertical-align="middle">
        <text:list-style style:name="Chavaroch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f51b5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cm" fo:padding-bottom="0cm" fo:padding-left="0cm" fo:padding-right="0cm"/>
    </style:style>
    <style:style style:name="Mpr5" style:family="presentation" style:parent-style-name="Chavaroche-backgroundobjects">
      <style:graphic-properties draw:stroke="solid" svg:stroke-width="0.053cm" draw:marker-start-width="0.279cm" draw:marker-end-width="0.279cm" draw:fill="solid" draw:fill-color="#3f51b5" draw:auto-grow-height="false" fo:min-height="1.449cm" fo:padding-top="0.026cm" fo:padding-bottom="0.026cm" fo:padding-left="0.026cm" fo:padding-right="0.026cm"/>
    </style:style>
    <style:style style:name="Mpr6" style:family="presentation" style:parent-style-name="Chavaroche-backgroundobjects">
      <style:graphic-properties draw:stroke="none" draw:fill="none" draw:fill-color="#ffffff" draw:auto-grow-height="false" fo:min-height="1.485cm"/>
    </style:style>
    <style:style style:name="Mpr7" style:family="presentation" style:parent-style-name="Chavaroch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.9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5" style:family="paragraph">
      <style:paragraph-properties fo:margin-left="1.5cm" fo:margin-right="0cm" fo:margin-top="0.15cm" fo:margin-bottom="0cm" fo:text-align="start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6" style:family="paragraph">
      <style:paragraph-properties fo:margin-left="0cm" fo:margin-right="0.9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7" style:family="paragraph">
      <style:paragraph-properties fo:margin-left="0cm" fo:margin-right="1.4cm" fo:margin-top="0.152cm" fo:margin-bottom="0cm" fo:text-align="end" fo:text-indent="0cm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8" style:family="paragraph">
      <style:paragraph-properties fo:margin-top="0.152cm" fo:margin-bottom="0cm" fo:text-align="center"/>
      <style:text-properties fo:color="#ffffff" fo:font-family="Arial" style:font-style-name="Kursiv" style:font-family-generic="swiss" style:font-pitch="variable" fo:font-size="14pt" style:font-size-asian="14pt" style:font-size-complex="14pt"/>
    </style:style>
    <style:style style:name="MP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style-name="Kursiv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Chavaroche" style:page-layout-name="PM1" draw:style-name="Mdp1">
      <office:forms form:automatic-focus="false" form:apply-design-mode="false"/>
      <draw:frame presentation:style-name="Chavaroche-title" draw:layer="backgroundobjects" svg:width="20.6cm" svg:height="3.506cm" svg:x="1.4cm" svg:y="0.837cm" presentation:class="title" presentation:placeholder="true">
        <draw:text-box/>
      </draw:frame>
      <draw:frame presentation:style-name="Chavaroche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4" draw:layer="backgroundobjects" svg:width="7.923cm" svg:height="1.869cm" svg:x="0cm" svg:y="19.131cm" presentation:class="date-time">
        <draw:text-box>
          <text:p text:style-name="MP4"><text:span text:style-name="MT2"/></text:p>
          <text:p text:style-name="MP5"><text:span text:style-name="MT2"><presentation:date-time/></text:span></text:p>
        </draw:text-box>
      </draw:frame>
      <draw:frame presentation:style-name="Mpr5" draw:text-style-name="MP6" draw:layer="backgroundobjects" svg:width="7.924cm" svg:height="1.869cm" svg:x="20.076cm" svg:y="19.131cm" presentation:class="page-number">
        <draw:text-box>
          <text:p text:style-name="MP6"><text:span text:style-name="MT2"/></text:p>
          <text:p text:style-name="MP7"><text:span text:style-name="MT2"><text:page-number>&lt;Nummer&gt;</text:page-number></text:span></text:p>
        </draw:text-box>
      </draw:frame>
      <draw:frame presentation:style-name="Mpr5" draw:text-style-name="MP8" draw:layer="backgroundobjects" svg:width="17cm" svg:height="1.869cm" svg:x="5.5cm" svg:y="19.131cm" presentation:class="footer">
        <draw:text-box>
          <text:p text:style-name="MP8"><text:span text:style-name="MT2"/></text:p>
          <text:p text:style-name="MP8"><text:span text:style-name="MT2"><presentation:footer/></text:span></text:p>
        </draw:text-box>
      </draw:frame>
      <draw:frame draw:style-name="Mgr3" draw:text-style-name="MP9" draw:layer="backgroundobjects" svg:width="4.753cm" svg:height="4.753cm" svg:x="22.147cm" svg:y="0.5cm">
        <draw:image xlink:href="Pictures/100002010000016200000162AEF07747.png" xlink:type="simple" xlink:show="embed" xlink:actuate="onLoad">
          <text:p/>
        </draw:image>
      </draw:frame>
      <presentation:notes style:page-layout-name="PM0">
        <draw:page-thumbnail presentation:style-name="Chavaroche-title" draw:layer="backgroundobjects" svg:width="14.848cm" svg:height="11.136cm" svg:x="3.075cm" svg:y="2.257cm" presentation:class="page"/>
        <draw:frame presentation:style-name="Chavaroch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14DT3H39M3S</meta:editing-duration>
    <meta:editing-cycles>297</meta:editing-cycles>
    <meta:generator>OpenOffice/4.1.6$Win32 OpenOffice.org_project/416m1$Build-9790</meta:generator>
    <dc:date>2020-08-04T08:16:09.30</dc:date>
    <meta:printed-by>Pierre Chavaroche</meta:printed-by>
    <meta:print-date>2020-08-03T19:59:39.79</meta:print-date>
    <dc:creator>Pierre Chavaroche</dc:creator>
    <meta:document-statistic meta:object-count="369"/>
  </office:meta>
</office:document-meta>
</file>